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7c25" officeooo:paragraph-rsid="00017c25"/>
    </style:style>
    <style:style style:name="P2" style:family="paragraph" style:parent-style-name="Standard">
      <style:text-properties officeooo:rsid="00035896" officeooo:paragraph-rsid="00035896"/>
    </style:style>
    <style:style style:name="P3" style:family="paragraph" style:parent-style-name="Standard">
      <style:text-properties officeooo:rsid="00051f75" officeooo:paragraph-rsid="00051f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8266 UART functions </text:p>
      <text:p text:style-name="P1"/>
      <text:p text:style-name="P1"/>
      <text:p text:style-name="P1">rx_buff_deq(char *datap, uint16_t datalen); </text:p>
      <text:p text:style-name="P1"/>
      <text:p text:style-name="P1"/>
      <text:p text:style-name="P2">uart0_int_handler is called whenever interrupt occurs on uart events. For receive event it calls Uart_rx_buff_enq which copies data to pRxBufer. </text:p>
      <text:p text:style-name="P2"/>
      <text:p text:style-name="P3">So I just need to get data using rx_buff_dqe();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1:49:26.006776113</meta:creation-date>
    <dc:date>2016-05-21T02:03:48.295868113</dc:date>
    <meta:editing-duration>PT1M5S</meta:editing-duration>
    <meta:editing-cycles>1</meta:editing-cycles>
    <meta:document-statistic meta:table-count="0" meta:image-count="0" meta:object-count="0" meta:page-count="1" meta:paragraph-count="4" meta:word-count="36" meta:character-count="260" meta:non-whitespace-character-count="224"/>
    <meta:generator>LibreOffice/5.1.2.2$Linux_X86_64 LibreOffice_project/10m0$Build-2</meta:generator>
  </office:meta>
</office:document-meta>
</file>